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4"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6"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7"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8"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0f82e67" style:font-size-asian="14pt" style:font-size-complex="14pt"/>
    </style:style>
    <style:style style:name="P9" style:family="paragraph" style:parent-style-name="Preformatted_20_Text">
      <style:paragraph-properties fo:margin-top="0cm" fo:margin-bottom="0.247cm" style:contextual-spacing="false"/>
    </style:style>
    <style:style style:name="P10"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11" style:family="paragraph" style:parent-style-name="Preformatted_20_Text">
      <style:paragraph-properties fo:margin-top="0.101cm" fo:margin-bottom="0.101cm" style:contextual-spacing="false" fo:line-height="150%" fo:text-align="center" style:justify-single-word="false"/>
      <style:text-properties style:font-name="Liberation Mono" fo:font-size="12pt" fo:font-weight="bold" officeooo:rsid="00055386" officeooo:paragraph-rsid="00055386" style:font-size-asian="12pt" style:font-weight-asian="bold" style:font-size-complex="12pt" style:font-weight-complex="bold"/>
    </style:style>
    <style:style style:name="P12" style:family="paragraph" style:parent-style-name="Preformatted_20_Text">
      <style:paragraph-properties fo:margin-top="0cm" fo:margin-bottom="0.247cm" style:contextual-spacing="false" fo:text-align="center" style:justify-single-word="false"/>
    </style:style>
    <style:style style:name="P13"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14"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15" style:family="paragraph" style:parent-style-name="Preformatted_20_Text">
      <style:paragraph-properties fo:margin-top="0.101cm" fo:margin-bottom="0.101cm" style:contextual-spacing="false" fo:line-height="150%"/>
      <style:text-properties fo:font-size="8pt" officeooo:paragraph-rsid="00f82e67" style:font-size-asian="8pt" style:font-size-complex="8pt"/>
    </style:style>
    <style:style style:name="P16" style:family="paragraph" style:parent-style-name="Preformatted_20_Text">
      <style:paragraph-properties fo:margin-top="0cm" fo:margin-bottom="0.247cm" style:contextual-spacing="false"/>
      <style:text-properties fo:font-size="8pt" style:text-underline-style="solid" style:text-underline-width="auto" style:text-underline-color="font-color" style:font-size-asian="8pt" style:font-size-complex="8pt"/>
    </style:style>
    <style:style style:name="P17" style:family="paragraph" style:parent-style-name="Standard">
      <style:paragraph-properties fo:margin-top="0.101cm" fo:margin-bottom="0.101cm" style:contextual-spacing="false" fo:line-height="150%"/>
      <style:text-properties fo:font-size="8pt" officeooo:paragraph-rsid="00f82e67" style:font-size-asian="8pt" style:font-size-complex="8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officeooo:rsid="00f682fd" style:font-style-asian="normal" style:font-style-complex="normal"/>
    </style:style>
    <style:style style:name="T190" style:family="text">
      <style:text-properties fo:font-style="normal" officeooo:rsid="00f82e67" style:font-style-asian="normal" style:font-style-complex="normal"/>
    </style:style>
    <style:style style:name="T191" style:family="text">
      <style:text-properties fo:font-style="normal" officeooo:rsid="00f876ed" style:font-style-asian="normal" style:font-style-complex="normal"/>
    </style:style>
    <style:style style:name="T192" style:family="text">
      <style:text-properties fo:font-style="normal" officeooo:rsid="010b30cd" style:font-style-asian="normal" style:font-style-complex="normal"/>
    </style:style>
    <style:style style:name="T193" style:family="text">
      <style:text-properties fo:font-style="normal" officeooo:rsid="010c24d8" style:font-style-asian="normal" style:font-style-complex="normal"/>
    </style:style>
    <style:style style:name="T194" style:family="text">
      <style:text-properties fo:font-style="normal" officeooo:rsid="010c808c" style:font-style-asian="normal" style:font-style-complex="normal"/>
    </style:style>
    <style:style style:name="T195" style:family="text">
      <style:text-properties fo:font-style="normal" officeooo:rsid="010da8b4" style:font-style-asian="normal" style:font-style-complex="normal"/>
    </style:style>
    <style:style style:name="T196" style:family="text">
      <style:text-properties fo:font-style="normal" officeooo:rsid="010f43b3" style:font-style-asian="normal" style:font-style-complex="normal"/>
    </style:style>
    <style:style style:name="T197" style:family="text">
      <style:text-properties fo:font-style="normal" officeooo:rsid="0111141e" style:font-style-asian="normal" style:font-style-complex="normal"/>
    </style:style>
    <style:style style:name="T198" style:family="text">
      <style:text-properties officeooo:rsid="0118669f"/>
    </style:style>
    <style:style style:name="T199" style:family="text">
      <style:text-properties officeooo:rsid="0118a1b7"/>
    </style:style>
    <style:style style:name="T200" style:family="text">
      <style:text-properties officeooo:rsid="0119ba78"/>
    </style:style>
    <style:style style:name="T201" style:family="text">
      <style:text-properties officeooo:rsid="011a27b0"/>
    </style:style>
    <style:style style:name="T202" style:family="text">
      <style:text-properties officeooo:rsid="011bf950"/>
    </style:style>
    <style:style style:name="T203" style:family="text">
      <style:text-properties officeooo:rsid="01268042"/>
    </style:style>
    <style:style style:name="T204" style:family="text">
      <style:text-properties style:font-name="Liberation Mono" fo:font-size="12pt" fo:font-weight="bold" officeooo:rsid="00055386"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SE SCAVASSI UN TUNNEL INTERDIMENSIONALE NEL CUORE DI GEMMASIGNORA</text:p>
      <text:p text:style-name="P4"/>
      <text:p text:style-name="P4"><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7"/>
      <text:p text:style-name="P6">BENJAMIN MOMENTO</text:p>
      <text:p text:style-name="P6"/>
      <text:p text:style-name="P10"/>
      <text:p text:style-name="P14"><text:bookmark text:name="Copia output 16"/><text:span text:style-name="T204"><text:s text:c="69"/></text:span><text:s text:c="31"/></text:p>
      <text:p text:style-name="P11"/>
      <text:p text:style-name="P8"><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text:span><text:soft-page-break/><text:span text:style-name="T45">bambola per bambini che faceva un cenno. </text:span><text:span text:style-name="T46"><text:line-break/></text:span><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oft-page-break/><text:span text:style-name="T92">una meno cinquecento ics alla seconda. </text:span><text:span text:style-name="T93">Le chiappe della solita </text:span><text:span text:style-name="T94">gatta arruffata da</text:span><text:span text:style-name="T95">lle 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text:span><text:soft-page-break/><text:span text:style-name="T142">della melma </text:span><text:span text:style-name="T143">sui guanti che quasi mi fa sfuggire come un grillo agitato fra le dita </text:span><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89">Una formula eccessivamente lineare e poco elegante per dare una risposta a una domanda così articolata.<text:line-break/></text:span><text:span text:style-name="T190">Se io avessi </text:span><text:span text:style-name="T191">una scatola e dentro quella scatola possiedessi uno spazio infinito in cui posizionare ampolle con dentro immagini che si ripetono in continuazione, </text:span><text:span text:style-name="T192">due grandi finestre da cui osservare ciò che avviene, </text:span><text:span text:style-name="T193">un paio di meccanismi di movimento, che siano stecchi con una giuntura al centro, </text:span><text:span text:style-name="T194">ruote, oppure propulsori, </text:span><text:span text:style-name="T195">probabilmente </text:span><text:span text:style-name="T196">ci troverei la stessa </text:span><text:span text:style-name="T197">quantità di batteri che su un tavolo chirurgico.</text:span><text:span text:style-name="T184"><text:line-break/></text:span><text:span text:style-name="T198">Un giorno una di quelle luci si accese </text:span><text:span text:style-name="T199">con la stessa itensità di una stella pochi attimi </text:span><text:soft-page-break/><text:span text:style-name="T199">primi di implodere. </text:span><text:span text:style-name="T200">Attraverso la sua trasparenza delle luci, come quelle polari, </text:span><text:span text:style-name="T201">mi proposero una coreografia di voci riconoscibili tanto quanto un morto </text:span><text:span text:style-name="T202">schiacciato</text:span><text:span text:style-name="T201"> una grande pietra. </text:span><text:span text:style-name="T203">­</text:span><text:span text:style-name="T122"><text:line-break/></text:span></text:p>
      <text:p text:style-name="P3"/>
      <text:p text:style-name="P2"><text:bookmark text:name="output"/>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5"><text:bookmark text:name="Copia output 15"/><text:soft-page-break/>###%%@@@@@@@@@@@@@@%%%@@@@@%%%%%%%%%%@%%%%@@%%%%%%%%%%%%%%%%@%%%%%@%%%%%%%%%%%%%</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9">@@@@@@@@@@%@@@@@@@@@@@@@@@@@@@@%%%%%@@%%%%@@@@@%@@@@@@%@@@@@@@@@@@@@@@@@@@@@@@@@</text:p>
      <text:p text:style-name="P1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09-28T09:49:13.394000000</dc:date>
    <meta:editing-duration>PT1H55M34S</meta:editing-duration>
    <meta:editing-cycles>294</meta:editing-cycles>
    <meta:generator>LibreOffice/24.2.1.2$Windows_X86_64 LibreOffice_project/db4def46b0453cc22e2d0305797cf981b68ef5ac</meta:generator>
    <meta:document-statistic meta:table-count="0" meta:image-count="0" meta:object-count="0" meta:page-count="8" meta:paragraph-count="104" meta:word-count="1673" meta:character-count="17285" meta:non-whitespace-character-count="15730"/>
  </office:meta>
</office:document-meta>
</file>